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03cm" svg:stroke-color="#000000" draw:marker-start-width="0.812cm" draw:marker-end-width="0.812cm" draw:fill="none" draw:textarea-horizontal-align="justify" draw:textarea-vertical-align="middle" draw:auto-grow-height="false" fo:min-height="2.422cm" fo:min-width="2.172cm" fo:padding-top="0.226cm" fo:padding-bottom="0.226cm" fo:padding-left="0.351cm" fo:padding-right="0.351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3.8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96pt" style:font-size-asian="96pt" style:font-size-complex="96pt"/>
    </style:style>
    <style:style style:name="P3" style:family="paragraph">
      <loext:graphic-properties draw:fill="none" draw:fill-color="#ffffff"/>
      <style:paragraph-properties fo:text-align="center"/>
      <style:text-properties fo:font-size="96pt" style:font-size-asian="96pt" style:font-size-complex="96pt"/>
    </style:style>
    <style:style style:name="T1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64cm" svg:height="4.064cm" svg:x="0.508cm" svg:y="0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4.089cm" svg:height="4.064cm" svg:x="0.508cm" svg:y="0.508cm">
          <draw:text-box>
            <text:p text:style-name="P2"><text:span text:style-name="T1">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08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5T14:42:14.763000000</meta:creation-date>
    <dc:date>2019-02-25T10:21:06.667000000</dc:date>
    <meta:editing-duration>PT19H14M24S</meta:editing-duration>
    <meta:editing-cycles>7</meta:editing-cycles>
    <meta:generator>LibreOffice/5.3.2.2$Windows_X86_64 LibreOffice_project/6cd4f1ef626f15116896b1d8e1398b56da0d0ee1</meta:generator>
    <meta:document-statistic meta:object-count="2"/>
  </office:meta>
</office:document-meta>
</file>